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f82" officeooo:paragraph-rsid="00020f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ba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0:19.760841189</meta:creation-date>
    <dc:date>2017-09-14T12:20:36.10898795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6.2$Linux_X86_64 LibreOffice_project/10m0$Build-2</meta:generator>
  </office:meta>
</office:document-meta>
</file>